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866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559cm"/>
    </style:style>
    <style:style style:name="co11" style:family="table-column">
      <style:table-column-properties fo:break-before="auto" style:column-width="2.233cm"/>
    </style:style>
    <style:style style:name="co12" style:family="table-column">
      <style:table-column-properties fo:break-before="auto" style:column-width="8.9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5.881cm"/>
    </style:style>
    <style:style style:name="co15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text-line-through-style="solid" style:text-line-through-type="single"/>
    </style:style>
    <style:style style:name="ce13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color="#c9211e"/>
    </style:style>
    <style:style style:name="ce3" style:family="table-cell" style:parent-style-name="Default" style:data-style-name="N11"/>
    <style:style style:name="ce9" style:family="table-cell" style:parent-style-name="Default" style:data-style-name="N11">
      <style:table-cell-properties fo:background-color="#ffff00"/>
    </style:style>
    <style:style style:name="ce14" style:family="table-cell" style:parent-style-name="Default" style:data-style-name="N11">
      <style:text-properties style:text-line-through-style="solid" style:text-line-through-type="single"/>
    </style:style>
    <style:style style:name="ce23" style:family="table-cell" style:parent-style-name="Default" style:data-style-name="N11">
      <style:table-cell-properties fo:background-color="#729fcf"/>
    </style:style>
    <style:style style:name="ce24" style:family="table-cell" style:parent-style-name="Default" style:data-style-name="N11">
      <style:table-cell-properties fo:background-color="transparent"/>
    </style:style>
    <style:style style:name="ce25" style:family="table-cell" style:parent-style-name="Default" style:data-style-name="N11">
      <style:text-properties fo:color="#c9211e"/>
    </style:style>
    <style:style style:name="ce4" style:family="table-cell" style:parent-style-name="Default" style:data-style-name="N104"/>
    <style:style style:name="ce11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104">
      <style:text-properties style:text-line-through-style="solid" style:text-line-through-type="single"/>
    </style:style>
    <style:style style:name="ce29" style:family="table-cell" style:parent-style-name="Default" style:data-style-name="N104">
      <style:table-cell-properties fo:background-color="#729fcf"/>
    </style:style>
    <style:style style:name="ce30" style:family="table-cell" style:parent-style-name="Default" style:data-style-name="N104">
      <style:table-cell-properties fo:background-color="transparent"/>
    </style:style>
    <style:style style:name="ce31" style:family="table-cell" style:parent-style-name="Default" style:data-style-name="N104">
      <style:text-properties fo:color="#c9211e"/>
    </style:style>
    <style:style style:name="ce40" style:family="table-cell" style:parent-style-name="Default"/>
    <style:style style:name="ce4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Not Ordered&quot;;&quot;Ordered&quot;;&quot;Received&quot;;&quot;Cancelled&quot;)" table:allow-empty-cell="true" table:display-list="unsorted" table:base-cell-address="Frame.K2">
          <table:error-message table:message-type="stop" table:display="true"/>
        </table:content-validation>
      </table:content-validations>
      <table:table table:name="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ce24"/>
        <table:table-column table:style-name="co6" table:default-cell-style-name="ce30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Default"/>
        <table:table-column table:style-name="co11" table:default-cell-style-name="ce40"/>
        <table:table-column table:style-name="co1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Cost (Exc. VAT)</text:p>
          </table:table-cell>
          <table:table-cell table:style-name="ce1" office:value-type="string" calcext:value-type="string">
            <text:p>VAT (%)</text:p>
          </table:table-cell>
          <table:table-cell table:style-name="ce1" office:value-type="string" calcext:value-type="string">
            <text:p>Total Cost (Inc. VAT)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Statu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sage Notes</text:p>
          </table:table-cell>
          <table:table-cell office:value-type="string" calcext:value-type="string">
            <text:p>Alternative</text:p>
          </table:table-cell>
          <table:table-cell/>
        </table:table-row>
        <table:table-row table:style-name="ro1">
          <table:table-cell office:value-type="string" calcext:value-type="string">
            <text:p>WDS-8509</text:p>
          </table:table-cell>
          <table:table-cell office:value-type="string" calcext:value-type="string">
            <text:p>Carry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2" calcext:value-type="float">
            <text:p>2</text:p>
          </table:table-cell>
          <table:table-cell office:value-type="float" office:value="7.86" calcext:value-type="float">
            <text:p>7.8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2] * [.F2]) * (1 + [.G2])" office:value-type="currency" office:currency="GBP" office:value="18.864" calcext:value-type="currency">
            <text:p>£18.86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round-angle-black" xlink:type="simple">https://www.wdscomponents.com/en-gb/bow-handle-round-ang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S-8506</text:p>
          </table:table-cell>
          <table:table-cell office:value-type="string" calcext:value-type="string">
            <text:p>Lid Handl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6.49" calcext:value-type="float">
            <text:p>6.49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3] * [.F3]) * (1 + [.G3])" office:value-type="currency" office:currency="GBP" office:value="7.788" calcext:value-type="currency">
            <text:p>£7.79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bow-handle-oval-profile-black" xlink:type="simple">https://www.wdscomponents.com/en-gb/bow-handle-oval-profile-black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SCF-M5-10-A2 </text:p>
          </table:table-cell>
          <table:table-cell office:value-type="string" calcext:value-type="string">
            <text:p>M5 x 10mm Cap Head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6" calcext:value-type="float">
            <text:p>6</text:p>
          </table:table-cell>
          <table:table-cell office:value-type="float" office:value="0.26" calcext:value-type="float">
            <text:p>0.26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4] * [.F4]) * (1 + [.G4])" office:value-type="currency" office:currency="GBP" office:value="1.872" calcext:value-type="currency">
            <text:p>£1.87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Accu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accu.co.uk/metric-cap-head-screws/3849-SSCF-M5-10-A2" xlink:type="simple">https://www.accu.co.uk/metric-cap-head-screws/3849-SSCF-M5-10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8-701560W</text:p>
          </table:table-cell>
          <table:table-cell office:value-type="string" calcext:value-type="string">
            <text:p>Self Levelling foot 60mm bas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office:value-type="float" office:value="4" calcext:value-type="float">
            <text:p>4</text:p>
          </table:table-cell>
          <table:table-cell office:value-type="float" office:value="6.48" calcext:value-type="float">
            <text:p>6.48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5] * [.F5]) * (1 + [.G5])" office:value-type="currency" office:currency="GBP" office:value="31.104" calcext:value-type="currency">
            <text:p>£31.10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WD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www.wdscomponents.com/en-gb/levelling-feet-316-stainless-steel-60mm-plastic-base-white" xlink:type="simple">https://www.wdscomponents.com/en-gb/levelling-feet-316-stainless-steel-60mm-plastic-base-white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HPN-M8-A2</text:p>
          </table:table-cell>
          <table:table-cell table:style-name="ce7" office:value-type="string" calcext:value-type="string">
            <text:p>M8 Hex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67" calcext:value-type="float">
            <text:p>0.67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6] * [.F6]) * (1 + [.G6])" office:value-type="currency" office:currency="GBP" office:value="3.216" calcext:value-type="currency">
            <text:p>£3.22</text:p>
          </table:table-cell>
          <table:table-cell table:style-name="ce7" office:value-type="string" calcext:value-type="string">
            <text:p>UK</text:p>
          </table:table-cell>
          <table:table-cell table:style-name="ce7" office:value-type="string" calcext:value-type="string">
            <text:p>Accu</text:p>
          </table:table-cell>
          <table:table-cell table:style-name="ce7"/>
          <table:table-cell table:content-validation-name="val1" office:value-type="string" calcext:value-type="string">
            <text:p>Not Ordered</text:p>
          </table:table-cell>
          <table:table-cell table:style-name="ce41" office:value-type="string" calcext:value-type="string">
            <text:p><text:a xlink:href="https://www.accu.co.uk/hexagon-nuts/7894-HPN-M8-A2" xlink:type="simple">https://www.accu.co.uk/hexagon-nuts/7894-HPN-M8-A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DFF</text:p>
          </table:table-cell>
          <table:table-cell table:style-name="ce10" office:value-type="string" calcext:value-type="string">
            <text:p>Sump Flang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8.14" calcext:value-type="float">
            <text:p>8.14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7] * [.F7]) * (1 + [.G7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decorative-galvanised-malleable-iron-floor-flange/" xlink:type="simple">https://pipedreamfittings.com/product/decorative-galvanised-malleable-iron-floor-flange/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HC</text:p>
          </table:table-cell>
          <table:table-cell table:style-name="ce10" office:value-type="string" calcext:value-type="string">
            <text:p>Sump Hex Cap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11" calcext:value-type="float">
            <text:p>3.11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8] * [.F8]) * (1 + [.G8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hexagon-cap-galvanised-malleable-iron/?attribute_pa_size=2" xlink:type="simple">https://pipedreamfittings.com/product/hexagon-cap-galvanised-malleable-iron/?attribute_pa_size=2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SMPT</text:p>
          </table:table-cell>
          <table:table-cell table:style-name="ce10" office:value-type="string" calcext:value-type="string">
            <text:p>Sump Pipe</text:p>
          </table:table-cell>
          <table:table-cell table:style-name="ce10" office:value-type="string" calcext:value-type="string">
            <text:p>Component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85" calcext:value-type="float">
            <text:p>4.85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7" table:formula="of:= ([.E9] * [.F9]) * (1 + [.G9])" office:value-type="currency" office:currency="GBP" office:value="0" calcext:value-type="currency">
            <text:p>£0.00</text:p>
          </table:table-cell>
          <table:table-cell table:style-name="ce10" office:value-type="string" calcext:value-type="string">
            <text:p>UK</text:p>
          </table:table-cell>
          <table:table-cell table:style-name="ce10" office:value-type="string" calcext:value-type="string">
            <text:p>Pipe Dream Fittings</text:p>
          </table:table-cell>
          <table:table-cell table:style-name="ce10"/>
          <table:table-cell table:content-validation-name="val1" office:value-type="string" calcext:value-type="string">
            <text:p>Cancelled</text:p>
          </table:table-cell>
          <table:table-cell office:value-type="string" calcext:value-type="string">
            <text:p><text:a xlink:href="https://pipedreamfittings.com/product/galvanised-steel-pipe-tube-threaded/?attribute_pa_size=2&amp;attribute_length=200MM&amp;attribute_end=Threaded+Both+Ends" xlink:type="simple">https://pipedreamfittings.com/product/galvanised-steel-pipe-tube-threaded/?attribute_pa_size=2&amp;attribute_length=200MM&amp;attribute_end=Threaded+Both+Ends</text:a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8-534</text:p>
          </table:table-cell>
          <table:table-cell office:value-type="string" calcext:value-type="string">
            <text:p>M3 Threaded Inserts (100 pack)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office:value-type="float" office:value="1" calcext:value-type="float">
            <text:p>1</text:p>
          </table:table-cell>
          <table:table-cell office:value-type="float" office:value="13.65" calcext:value-type="float">
            <text:p>13.65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4" table:formula="of:= ([.E10] * [.F10]) * (1 + [.G10])" office:value-type="currency" office:currency="GBP" office:value="16.38" calcext:value-type="currency">
            <text:p>£16.38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RS Components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office:value-type="string" calcext:value-type="string">
            <text:p><text:a xlink:href="https://uk.rs-online.com/web/p/threaded-inserts/0278534" xlink:type="simple">https://uk.rs-online.com/web/p/threaded-inserts/0278534</text:a></text:p>
          </table:table-cell>
          <table:table-cell office:value-type="string" calcext:value-type="string">
            <text:p>Used in fan cooling shroud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1</text:p>
          </table:table-cell>
          <table:table-cell table:style-name="ce13" office:value-type="string" calcext:value-type="string">
            <text:p>exoskeleton base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1] * [.F11]) * (1 + [.G11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" table:number-columns-repeated="3"/>
          <table:table-cell/>
          <table:table-cell table:style-name="ce15" table:number-columns-repeated="2"/>
          <table:table-cell table:number-columns-repeated="4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3</text:p>
          </table:table-cell>
          <table:table-cell table:style-name="ce7" office:value-type="string" calcext:value-type="string">
            <text:p>20 x 40 mm side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3] * [.F13]) * (1 + [.G13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4</text:p>
          </table:table-cell>
          <table:table-cell table:style-name="ce13" office:value-type="string" calcext:value-type="string">
            <text:p>chamber lid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4] * [.F14]) * (1 + [.G1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5</text:p>
          </table:table-cell>
          <table:table-cell table:style-name="ce13" office:value-type="string" calcext:value-type="string">
            <text:p>chamber brick retainer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5] * [.F15]) * (1 + [.G1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<text:a xlink:href="https://www.screwfix.com/p/stretcher-plates-zinc-plated-38mm-x-28mm-x-25mm-10-pack/12920" xlink:type="simple">https://www.screwfix.com/p/stretcher-plates-zinc-plated-38mm-x-28mm-x-25mm-10-pack/12920</text:a></text:span></text:p>
          </table:table-cell>
          <table:table-cell office:value-type="string" calcext:value-type="string">
            <text:p><text:a xlink:href="https://www.screwfix.com/p/large-angle-shrinkages-zinc-plated-48mm-x-25mm-x-1-6mm-10-pack/43326#product_additional_details_container" xlink:type="simple">https://www.screwfix.com/p/large-angle-shrinkages-zinc-plated-48mm-x-25mm-x-1-6mm-10-pack/43326#product_additional_details_container</text:a></text:p>
          </table:table-cell>
        </table:table-row>
        <table:table-row table:style-name="ro1">
          <table:table-cell table:style-name="ce7" office:value-type="string" calcext:value-type="string">
            <text:p>300_006</text:p>
          </table:table-cell>
          <table:table-cell table:style-name="ce7" office:value-type="string" calcext:value-type="string">
            <text:p>T-slot nut</text:p>
          </table:table-cell>
          <table:table-cell table:style-name="ce7" office:value-type="string" calcext:value-type="string">
            <text:p>fastener</text:p>
          </table:table-cell>
          <table:table-cell office:value-type="string" calcext:value-type="string">
            <text:p>OTS</text:p>
          </table:table-cell>
          <table:table-cell table:number-columns-repeated="2"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6] * [.F16]) * (1 + [.G16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07</text:p>
          </table:table-cell>
          <table:table-cell table:style-name="ce13" office:value-type="string" calcext:value-type="string">
            <text:p>ring elbow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7] * [.F17]) * (1 + [.G17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08</text:p>
          </table:table-cell>
          <table:table-cell table:style-name="ce7" office:value-type="string" calcext:value-type="string">
            <text:p>20 x 20 mm profile 5 extrusion</text:p>
          </table:table-cell>
          <table:table-cell table:style-name="ce7" office:value-type="string" calcext:value-type="string">
            <text:p>stock</text:p>
          </table:table-cell>
          <table:table-cell office:value-type="string" calcext:value-type="string">
            <text:p>buy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?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11" table:formula="of:= ([.E18] * [.F18]) * (1 + [.G18])" office:value-type="string" office:string-value="" calcext:value-type="error">
            <text:p>#VALUE!</text:p>
          </table:table-cell>
          <table:table-cell table:style-name="ce7" table:number-columns-repeated="2"/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6</text:p>
          </table:table-cell>
          <table:table-cell table:style-name="ce13" office:value-type="string" calcext:value-type="string">
            <text:p>lower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19] * [.F19]) * (1 + [.G19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7</text:p>
          </table:table-cell>
          <table:table-cell table:style-name="ce13" office:value-type="string" calcext:value-type="string">
            <text:p>lower front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0] * [.F20]) * (1 + [.G20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108</text:p>
          </table:table-cell>
          <table:table-cell table:style-name="ce13" office:value-type="string" calcext:value-type="string">
            <text:p>lower PSU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1] * [.F21]) * (1 + [.G21])" office:value-type="currency" office:currency="GBP" office:value="0" calcext:value-type="currency">
            <text:p>£0.00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2</text:p>
          </table:table-cell>
          <table:table-cell table:style-name="ce13" office:value-type="string" calcext:value-type="string">
            <text:p>frame base panel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2] * [.F22]) * (1 + [.G22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300_013</text:p>
          </table:table-cell>
          <table:table-cell table:style-name="ce7" office:value-type="string" calcext:value-type="string">
            <text:p>lid hinge</text:p>
          </table:table-cell>
          <table:table-cell table:style-name="ce7" office:value-type="string" calcext:value-type="string">
            <text:p>component</text:p>
          </table:table-cell>
          <table:table-cell office:value-type="string" calcext:value-type="string">
            <text:p>OTS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9" office:value-type="percentage" office:value="0.2" calcext:value-type="percentage">
            <text:p>20.00%</text:p>
          </table:table-cell>
          <table:table-cell table:style-name="ce11" table:formula="of:= ([.E23] * [.F23]) * (1 + [.G23])" office:value-type="currency" office:currency="GBP" office:value="0" calcext:value-type="currency">
            <text:p>£0.00</text:p>
          </table:table-cell>
          <table:table-cell table:style-name="ce7" office:value-type="string" calcext:value-type="string">
            <text:p>UK</text:p>
          </table:table-cell>
          <table:table-cell table:style-name="ce7"/>
          <table:table-cell table:style-name="Default"/>
          <table:table-cell table:content-validation-name="val1" office:value-type="string" calcext:value-type="string">
            <text:p>Receiv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4</text:p>
          </table:table-cell>
          <table:table-cell table:style-name="ce13" office:value-type="string" calcext:value-type="string">
            <text:p>lid half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4] * [.F24]) * (1 + [.G24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300_015</text:p>
          </table:table-cell>
          <table:table-cell table:style-name="ce13" office:value-type="string" calcext:value-type="string">
            <text:p>lid cap</text:p>
          </table:table-cell>
          <table:table-cell table:style-name="ce13"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?</text:p>
          </table:table-cell>
          <table:table-cell table:style-name="ce23" office:value-type="percentage" office:value="0.2" calcext:value-type="percentage">
            <text:p>20.00%</text:p>
          </table:table-cell>
          <table:table-cell table:style-name="ce29" table:formula="of:= ([.E25] * [.F25]) * (1 + [.G25])" office:value-type="string" office:string-value="" calcext:value-type="error">
            <text:p>#VALUE!</text:p>
          </table:table-cell>
          <table:table-cell table:style-name="ce13" office:value-type="string" calcext:value-type="string">
            <text:p>UK</text:p>
          </table:table-cell>
          <table:table-cell table:style-name="ce13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6</text:p>
          </table:table-cell>
          <table:table-cell table:style-name="ce16" office:value-type="string" calcext:value-type="string">
            <text:p>upper base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6] * [.F26]) * (1 + [.G26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_017</text:p>
          </table:table-cell>
          <table:table-cell office:value-type="string" calcext:value-type="string">
            <text:p>upper handle panel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percentage" office:value="0.2" calcext:value-type="percentage">
            <text:p>20.00%</text:p>
          </table:table-cell>
          <table:table-cell table:style-name="ce4" table:formula="of:= ([.E27] * [.F27]) * (1 + [.G27])" office:value-type="string" office:string-value="" calcext:value-type="error">
            <text:p>#VALUE!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>
            <text:p>300_018</text:p>
          </table:table-cell>
          <table:table-cell table:style-name="ce16" office:value-type="string" calcext:value-type="string">
            <text:p>upper lid panel</text:p>
          </table:table-cell>
          <table:table-cell table:style-name="ce16" office:value-type="string" calcext:value-type="string">
            <text:p>component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?</text:p>
          </table:table-cell>
          <table:table-cell table:style-name="ce25" office:value-type="percentage" office:value="0.2" calcext:value-type="percentage">
            <text:p>20.00%</text:p>
          </table:table-cell>
          <table:table-cell table:style-name="ce31" table:formula="of:= ([.E28] * [.F28]) * (1 + [.G28])" office:value-type="string" office:string-value="" calcext:value-type="error">
            <text:p>#VALUE!</text:p>
          </table:table-cell>
          <table:table-cell table:style-name="ce16" office:value-type="string" calcext:value-type="string">
            <text:p>UK</text:p>
          </table:table-cell>
          <table:table-cell table:style-name="ce16" office:value-type="string" calcext:value-type="string">
            <text:p>Fractory</text:p>
          </table:table-cell>
          <table:table-cell table:style-name="Default"/>
          <table:table-cell table:content-validation-name="val1" office:value-type="string" calcext:value-type="string">
            <text:p>Not Ordered</text:p>
          </table:table-cell>
          <table:table-cell table:number-columns-repeated="4"/>
        </table:table-row>
        <table:table-row table:style-name="ro1" table:number-rows-repeated="24">
          <table:table-cell table:number-columns-repeated="11"/>
          <table:table-cell table:style-name="ce15" table:content-validation-name="val1"/>
          <table:table-cell table:style-name="ce43"/>
          <table:table-cell table:number-columns-repeated="3"/>
        </table:table-row>
        <table:table-row table:style-name="ro1">
          <table:table-cell table:number-columns-repeated="11"/>
          <table:table-cell table:style-name="ce15" table:content-validation-name="val1"/>
          <table:table-cell table:style-name="ce43"/>
          <table:table-cell table:number-columns-repeated="3"/>
        </table:table-row>
        <calcext:conditional-formats>
          <calcext:conditional-format calcext:target-range-address="Frame.M2:Frame.M53">
            <calcext:condition calcext:apply-style-name="Bad" calcext:value="contains-text(&quot;not&quot;)" calcext:base-cell-address="Frame.M2"/>
          </calcext:conditional-format>
          <calcext:conditional-format calcext:target-range-address="Frame.M2:Frame.M53">
            <calcext:condition calcext:apply-style-name="Neutral" calcext:value="contains-text(&quot;ordered&quot;`)" calcext:base-cell-address="Frame.M2"/>
          </calcext:conditional-format>
          <calcext:conditional-format calcext:target-range-address="Frame.M2:Frame.M53">
            <calcext:condition calcext:apply-style-name="Good" calcext:value="contains-text(&quot;received&quot;)" calcext:base-cell-address="Frame.M2"/>
          </calcext:conditional-format>
          <calcext:conditional-format calcext:target-range-address="Frame.M2:Frame.M53">
            <calcext:condition calcext:apply-style-name="Warning" calcext:value="contains-text(&quot;cancelled&quot;)" calcext:base-cell-address="Frame.M2"/>
          </calcext:conditional-format>
        </calcext:conditional-formats>
      </table:table>
      <table:table table:name="rev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44" office:value-type="string" calcext:value-type="string">
            <text:p>Part Name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OCT-CHBRK-AA</text:p>
          </table:table-cell>
          <table:table-cell office:value-type="string" calcext:value-type="string">
            <text:p>chamber wall brick – default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CHBRK-BA</text:p>
          </table:table-cell>
          <table:table-cell office:value-type="string" calcext:value-type="string">
            <text:p>chamber wall brick – power 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CHBAS-AA</text:p>
          </table:table-cell>
          <table:table-cell office:value-type="string" calcext:value-type="string">
            <text:p>chamber base brick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FRPLC-AA</text:p>
          </table:table-cell>
          <table:table-cell office:value-type="string" calcext:value-type="string">
            <text:p>frame plate – chamber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FRPLB-AA</text:p>
          </table:table-cell>
          <table:table-cell office:value-type="string" calcext:value-type="string">
            <text:p>frame plate – base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CHBRA-AA</text:p>
          </table:table-cell>
          <table:table-cell office:value-type="string" calcext:value-type="string">
            <text:p>chamber brace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FREXT-UA</text:p>
          </table:table-cell>
          <table:table-cell office:value-type="string" calcext:value-type="string">
            <text:p>frame upper ring section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FREXT-LA</text:p>
          </table:table-cell>
          <table:table-cell office:value-type="string" calcext:value-type="string">
            <text:p>chamber frame extrusion – lower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LVBRC-AA</text:p>
          </table:table-cell>
          <table:table-cell office:value-type="string" calcext:value-type="string">
            <text:p>lower chamber vertical brace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LFPNL-AA</text:p>
          </table:table-cell>
          <table:table-cell office:value-type="string" calcext:value-type="string">
            <text:p>lower chamber frame panel – default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LFPNL-FA</text:p>
          </table:table-cell>
          <table:table-cell office:value-type="string" calcext:value-type="string">
            <text:p>lower chamber frame panel – front</text:p>
          </table:table-cell>
          <table:table-cell office:value-type="string" calcext:value-type="string">
            <text:p>MRAD</text:p>
          </table:table-cell>
        </table:table-row>
        <table:table-row table:style-name="ro1">
          <table:table-cell office:value-type="string" calcext:value-type="string">
            <text:p>OCT-LFPNL-PA</text:p>
          </table:table-cell>
          <table:table-cell office:value-type="string" calcext:value-type="string">
            <text:p>lower chamber frame panel – PSU</text:p>
          </table:table-cell>
          <table:table-cell office:value-type="string" calcext:value-type="string">
            <text:p>MR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0:53:01.325000000</meta:creation-date>
    <dc:date>2024-10-19T17:12:32.454515533</dc:date>
    <meta:editing-duration>PT11H4M19S</meta:editing-duration>
    <meta:editing-cycles>61</meta:editing-cycles>
    <meta:generator>LibreOffice/7.3.7.2$Linux_X86_64 LibreOffice_project/30$Build-2</meta:generator>
    <meta:document-statistic meta:table-count="2" meta:cell-count="362" meta:object-count="0"/>
  </office:meta>
</office:document-meta>
</file>